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3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4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T5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start"/>
    </style:style>
    <style:style style:name="T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start"/>
    </style:style>
    <style:style style:name="T1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text-align="end"/>
    </style:style>
    <style:style style:name="P13" style:parent-style-name="ContentsHeading" style:master-page-name="MP1" style:family="paragraph">
      <style:paragraph-properties fo:break-before="page" style:page-number="1">
        <style:tab-stops>
          <style:tab-stop style:type="right" style:leader-style="dotted" style:leader-text="." style:position="6.7284in"/>
        </style:tab-stops>
      </style:paragraph-properties>
    </style:style>
    <style:style style:name="T14" style:parent-style-name="Основнойшрифтабзаца" style:family="text">
      <style:text-properties fo:language="en" fo:country="US"/>
    </style:style>
    <style:style style:name="P15" style:parent-style-name="Заголовок3" style:family="paragraph">
      <style:text-properties fo:font-weight="normal" style:font-weight-asian="normal" style:font-weight-complex="normal"/>
    </style:style>
    <style:style style:name="P16" style:parent-style-name="Заголовок3" style:family="paragraph">
      <style:text-properties fo:font-weight="normal" style:font-weight-asian="normal" style:font-weight-complex="normal"/>
    </style:style>
    <style:style style:name="T17" style:parent-style-name="Основнойшрифтабзаца" style:family="text">
      <style:text-properties fo:font-weight="normal" style:font-weight-asian="normal" style:font-weight-complex="normal"/>
    </style:style>
    <style:style style:name="T18" style:parent-style-name="Основнойшрифтабзаца" style:family="text">
      <style:text-properties fo:font-weight="normal" style:font-weight-asian="normal" style:font-weight-complex="normal" style:font-size-complex="12pt"/>
    </style:style>
    <style:style style:name="T19" style:parent-style-name="Основнойшрифтабзаца" style:family="text">
      <style:text-properties fo:font-weight="normal" style:font-weight-asian="normal" style:font-weight-complex="normal"/>
    </style:style>
    <style:style style:name="P20" style:parent-style-name="Заголовок4" style:family="paragraph">
      <style:text-properties fo:font-weight="normal" style:font-weight-asian="normal" style:font-weight-complex="normal"/>
    </style:style>
    <style:style style:name="T21" style:parent-style-name="Основнойшрифтабзаца" style:family="text">
      <style:text-properties fo:font-weight="normal" style:font-weight-asian="normal" style:font-weight-complex="normal"/>
    </style:style>
    <style:style style:name="T22" style:parent-style-name="Основнойшрифтабзаца" style:family="text">
      <style:text-properties fo:font-weight="normal" style:font-weight-asian="normal" style:font-weight-complex="normal" style:font-size-complex="12pt"/>
    </style:style>
    <style:style style:name="P23" style:parent-style-name="Заголовок4" style:family="paragraph">
      <style:text-properties fo:font-weight="normal" style:font-weight-asian="normal" style:font-weight-complex="normal"/>
    </style:style>
    <style:style style:name="T24" style:parent-style-name="Основнойшрифтабзаца" style:family="text">
      <style:text-properties fo:font-weight="normal" style:font-weight-asian="normal" style:font-weight-complex="normal" style:font-size-complex="12pt"/>
    </style:style>
    <style:style style:name="T25" style:parent-style-name="Основнойшрифтабзаца" style:family="text">
      <style:text-properties fo:font-weight="normal" style:font-weight-asian="normal" style:font-weight-complex="normal"/>
    </style:style>
    <style:style style:name="T26" style:parent-style-name="Основнойшрифтабзаца" style:family="text">
      <style:text-properties fo:font-weight="normal" style:font-weight-asian="normal" style:font-weight-complex="normal" style:font-size-complex="12pt"/>
    </style:style>
    <style:style style:name="T27" style:parent-style-name="Основнойшрифтабзаца" style:family="text">
      <style:text-properties fo:font-weight="normal" style:font-weight-asian="normal" style:font-weight-complex="normal"/>
    </style:style>
    <style:style style:name="T28" style:parent-style-name="Основнойшрифтабзаца" style:family="text">
      <style:text-properties fo:font-weight="normal" style:font-weight-asian="normal" style:font-weight-complex="normal"/>
    </style:style>
    <style:style style:name="T29" style:parent-style-name="Основнойшрифтабзаца" style:family="text">
      <style:text-properties fo:font-weight="normal" style:font-weight-asian="normal" style:font-weight-complex="normal" style:font-size-complex="12pt"/>
    </style:style>
    <style:style style:name="T30" style:parent-style-name="Основнойшрифтабзаца" style:family="text">
      <style:text-properties fo:font-weight="normal" style:font-weight-asian="normal" style:font-weight-complex="normal" style:font-size-complex="12pt" fo:language="en" fo:country="US"/>
    </style:style>
    <style:style style:name="T31" style:parent-style-name="Основнойшрифтабзаца" style:family="text">
      <style:text-properties fo:font-weight="normal" style:font-weight-asian="normal" style:font-weight-complex="normal"/>
    </style:style>
    <style:style style:name="T32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3pt" style:font-size-asian="13pt" style:font-size-complex="13pt"/>
    </style:style>
    <style:style style:name="T33" style:parent-style-name="Основнойшрифтабзаца" style:family="text">
      <style:text-properties fo:font-weight="normal" style:font-weight-asian="normal" style:font-weight-complex="normal"/>
    </style:style>
    <style:style style:name="T34" style:parent-style-name="Основнойшрифтабзаца" style:family="text">
      <style:text-properties style:font-name-asian="Microsoft YaHei" style:font-name-complex="Arial"/>
    </style:style>
    <style:style style:name="P35" style:parent-style-name="Заголовок2" style:family="paragraph">
      <style:text-properties fo:font-weight="normal" style:font-weight-asian="normal" style:font-weight-complex="normal"/>
    </style:style>
    <style:style style:name="P36" style:parent-style-name="Заголовок3" style:family="paragraph">
      <style:text-properties fo:font-weight="normal" style:font-weight-asian="normal" style:font-weight-complex="normal"/>
    </style:style>
    <style:style style:name="P37" style:parent-style-name="Заголовок3" style:family="paragraph">
      <style:text-properties fo:font-weight="normal" style:font-weight-asian="normal" style:font-weight-complex="normal"/>
    </style:style>
    <style:style style:name="P38" style:parent-style-name="Заголовок4" style:family="paragraph">
      <style:text-properties fo:font-weight="normal" style:font-weight-asian="normal" style:font-weight-complex="normal"/>
    </style:style>
    <style:style style:name="P39" style:parent-style-name="Заголовок4" style:family="paragraph">
      <style:text-properties fo:font-weight="normal" style:font-weight-asian="normal" style:font-weight-complex="normal"/>
    </style:style>
    <style:style style:name="P40" style:parent-style-name="Заголовок4" style:family="paragraph">
      <style:text-properties fo:font-weight="normal" style:font-weight-asian="normal" style:font-weight-complex="normal"/>
    </style:style>
    <style:style style:name="P41" style:parent-style-name="Заголовок3" style:family="paragraph">
      <style:text-properties fo:font-weight="normal" style:font-weight-asian="normal" style:font-weight-complex="normal"/>
    </style:style>
    <style:style style:name="P42" style:parent-style-name="Заголовок3" style:family="paragraph">
      <style:text-properties fo:font-weight="normal" style:font-weight-asian="normal" style:font-weight-complex="normal"/>
    </style:style>
    <style:style style:name="T43" style:parent-style-name="Основнойшрифтабзаца" style:family="text">
      <style:text-properties fo:font-weight="normal" style:font-weight-asian="normal" style:font-weight-complex="normal"/>
    </style:style>
    <style:style style:name="T44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4pt" style:font-size-asian="14pt"/>
    </style:style>
    <style:style style:name="T45" style:parent-style-name="Основнойшрифтабзаца" style:family="text">
      <style:text-properties fo:font-weight="normal" style:font-weight-asian="normal" style:font-weight-complex="normal"/>
    </style:style>
    <style:style style:name="P46" style:parent-style-name="Заголовок3" style:family="paragraph">
      <style:text-properties style:font-name-asian="Microsoft YaHei" fo:font-weight="normal" style:font-weight-asian="normal" style:font-weight-complex="normal"/>
    </style:style>
    <style:style style:name="P47" style:parent-style-name="Заголовок3" style:family="paragraph">
      <style:text-properties fo:font-weight="normal" style:font-weight-asian="normal" style:font-weight-complex="normal"/>
    </style:style>
    <style:style style:name="T48" style:parent-style-name="Основнойшрифтабзаца" style:family="text">
      <style:text-properties fo:font-weight="normal" style:font-weight-asian="normal" style:font-weight-complex="normal"/>
    </style:style>
    <style:style style:name="T49" style:parent-style-name="Основнойшрифтабзаца" style:family="text">
      <style:text-properties style:font-name-asian="Microsoft YaHei" fo:font-weight="normal" style:font-weight-asian="normal" style:font-weight-complex="normal"/>
    </style:style>
    <style:style style:name="T50" style:parent-style-name="Основнойшрифтабзаца" style:family="text">
      <style:text-properties fo:font-weight="normal" style:font-weight-asian="normal" style:font-weight-complex="normal"/>
    </style:style>
    <style:style style:name="T51" style:parent-style-name="Основнойшрифтабзаца" style:family="text">
      <style:text-properties fo:font-weight="normal" style:font-weight-asian="normal" style:font-weight-complex="normal"/>
    </style:style>
    <style:style style:name="T52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3pt" style:font-size-asian="13pt" style:font-size-complex="13pt"/>
    </style:style>
    <style:style style:name="T53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3pt" style:font-size-asian="13pt" style:font-size-complex="13pt" fo:language="en" fo:country="US"/>
    </style:style>
    <style:style style:name="T54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3pt" style:font-size-asian="13pt" style:font-size-complex="13pt"/>
    </style:style>
    <style:style style:name="T55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3pt" style:font-size-asian="13pt" style:font-size-complex="13pt" fo:language="en" fo:country="US"/>
    </style:style>
    <style:style style:name="T56" style:parent-style-name="Основнойшрифтабзаца" style:family="text">
      <style:text-properties fo:font-weight="normal" style:font-weight-asian="normal" style:font-weight-complex="normal"/>
    </style:style>
    <style:style style:name="T57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4pt" style:font-size-asian="14pt"/>
    </style:style>
    <style:style style:name="T58" style:parent-style-name="Основнойшрифтабзаца" style:family="text">
      <style:text-properties fo:font-weight="normal" style:font-weight-asian="normal" style:font-weight-complex="normal"/>
    </style:style>
    <style:style style:name="T59" style:parent-style-name="Основнойшрифтабзаца" style:family="text">
      <style:text-properties fo:font-weight="normal" style:font-weight-asian="normal" style:font-weight-complex="normal"/>
    </style:style>
    <style:style style:name="T60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3pt" style:font-size-asian="13pt" style:font-size-complex="13pt"/>
    </style:style>
    <style:style style:name="P61" style:parent-style-name="Заголовок3" style:family="paragraph">
      <style:text-properties style:font-name-asian="Microsoft YaHei" fo:font-weight="normal" style:font-weight-asian="normal" style:font-weight-complex="normal"/>
    </style:style>
    <style:style style:name="T62" style:parent-style-name="Основнойшрифтабзаца" style:family="text">
      <style:text-properties fo:font-weight="normal" style:font-weight-asian="normal" style:font-weight-complex="normal"/>
    </style:style>
    <style:style style:name="T63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3pt" style:font-size-asian="13pt" style:font-size-complex="13pt"/>
    </style:style>
    <style:style style:name="T64" style:parent-style-name="Основнойшрифтабзаца" style:family="text">
      <style:text-properties fo:font-weight="normal" style:font-weight-asian="normal" style:font-weight-complex="normal"/>
    </style:style>
    <style:style style:name="T65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3pt" style:font-size-asian="13pt" style:font-size-complex="13pt"/>
    </style:style>
    <style:style style:name="T66" style:parent-style-name="Основнойшрифтабзаца" style:family="text">
      <style:text-properties fo:font-weight="normal" style:font-weight-asian="normal" style:font-weight-complex="normal"/>
    </style:style>
    <style:style style:name="T67" style:parent-style-name="Основнойшрифтабзаца" style:family="text">
      <style:text-properties style:font-name-asian="Microsoft YaHei" fo:font-weight="normal" style:font-weight-asian="normal" style:font-weight-complex="normal"/>
    </style:style>
    <style:style style:name="T68" style:parent-style-name="Основнойшрифтабзаца" style:family="text">
      <style:text-properties fo:font-weight="normal" style:font-weight-asian="normal" style:font-weight-complex="normal"/>
    </style:style>
    <style:style style:name="T69" style:parent-style-name="Основнойшрифтабзаца" style:family="text">
      <style:text-properties fo:font-weight="normal" style:font-weight-asian="normal" style:font-weight-complex="normal"/>
    </style:style>
    <style:style style:name="T70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3pt" style:font-size-asian="13pt" style:font-size-complex="13pt"/>
    </style:style>
    <style:style style:name="T71" style:parent-style-name="Основнойшрифтабзаца" style:family="text">
      <style:text-properties fo:font-weight="normal" style:font-weight-asian="normal" style:font-weight-complex="normal"/>
    </style:style>
    <style:style style:name="P72" style:parent-style-name="Заголовок4" style:family="paragraph">
      <style:text-properties fo:font-weight="normal" style:font-weight-asian="normal" style:font-weight-complex="normal"/>
    </style:style>
    <style:style style:name="P73" style:parent-style-name="Заголовок3" style:family="paragraph">
      <style:text-properties fo:font-weight="normal" style:font-weight-asian="normal" style:font-weight-complex="normal"/>
    </style:style>
    <style:style style:name="P74" style:parent-style-name="Заголовок3" style:family="paragraph">
      <style:text-properties fo:font-weight="normal" style:font-weight-asian="normal" style:font-weight-complex="normal"/>
    </style:style>
    <style:style style:name="P75" style:parent-style-name="Заголовок2" style:family="paragraph">
      <style:text-properties style:font-name-asian="Microsoft YaHei"/>
    </style:style>
    <style:style style:name="P76" style:parent-style-name="Заголовок3" style:family="paragraph">
      <style:text-properties fo:font-weight="normal" style:font-weight-asian="normal" style:font-weight-complex="normal"/>
    </style:style>
    <style:style style:name="P77" style:parent-style-name="Заголовок3" style:family="paragraph">
      <style:text-properties fo:font-weight="normal" style:font-weight-asian="normal" style:font-weight-complex="normal"/>
    </style:style>
    <style:style style:name="P78" style:parent-style-name="Заголовок4" style:family="paragraph">
      <style:text-properties fo:font-weight="normal" style:font-weight-asian="normal" style:font-weight-complex="normal"/>
    </style:style>
    <style:style style:name="P79" style:parent-style-name="Заголовок4" style:family="paragraph">
      <style:text-properties fo:font-weight="normal" style:font-weight-asian="normal" style:font-weight-complex="normal"/>
    </style:style>
    <style:style style:name="P80" style:parent-style-name="Заголовок3" style:family="paragraph">
      <style:text-properties fo:font-weight="normal" style:font-weight-asian="normal" style:font-weight-complex="normal"/>
    </style:style>
    <style:style style:name="T81" style:parent-style-name="Основнойшрифтабзаца" style:family="text">
      <style:text-properties fo:font-weight="normal" style:font-weight-asian="normal" style:font-weight-complex="normal"/>
    </style:style>
    <style:style style:name="T82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4pt" style:font-size-asian="14pt"/>
    </style:style>
    <style:style style:name="T83" style:parent-style-name="Основнойшрифтабзаца" style:family="text">
      <style:text-properties fo:font-weight="normal" style:font-weight-asian="normal" style:font-weight-complex="normal"/>
    </style:style>
    <style:style style:name="P84" style:parent-style-name="Заголовок3" style:family="paragraph">
      <style:text-properties fo:font-weight="normal" style:font-weight-asian="normal" style:font-weight-complex="normal"/>
    </style:style>
    <style:style style:name="T85" style:parent-style-name="Основнойшрифтабзаца" style:family="text">
      <style:text-properties fo:font-weight="normal" style:font-weight-asian="normal" style:font-weight-complex="normal"/>
    </style:style>
    <style:style style:name="T86" style:parent-style-name="Основнойшрифтабзаца" style:family="text">
      <style:text-properties style:font-name-asian="Microsoft YaHei" fo:font-weight="normal" style:font-weight-asian="normal" style:font-weight-complex="normal"/>
    </style:style>
    <style:style style:name="T87" style:parent-style-name="Основнойшрифтабзаца" style:family="text">
      <style:text-properties fo:font-weight="normal" style:font-weight-asian="normal" style:font-weight-complex="normal"/>
    </style:style>
    <style:style style:name="T88" style:parent-style-name="Основнойшрифтабзаца" style:family="text">
      <style:text-properties fo:font-weight="normal" style:font-weight-asian="normal" style:font-weight-complex="normal"/>
    </style:style>
    <style:style style:name="T89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3pt" style:font-size-asian="13pt" style:font-size-complex="13pt"/>
    </style:style>
    <style:style style:name="T90" style:parent-style-name="Основнойшрифтабзаца" style:family="text">
      <style:text-properties fo:font-weight="normal" style:font-weight-asian="normal" style:font-weight-complex="normal"/>
    </style:style>
    <style:style style:name="P91" style:parent-style-name="Заголовок3" style:family="paragraph">
      <style:text-properties fo:font-weight="normal" style:font-weight-asian="normal" style:font-weight-complex="normal"/>
    </style:style>
    <style:style style:name="P92" style:parent-style-name="Заголовок3" style:family="paragraph">
      <style:text-properties fo:font-weight="normal" style:font-weight-asian="normal" style:font-weight-complex="normal"/>
    </style:style>
    <style:style style:name="T93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style:font-size-complex="12pt"/>
    </style:style>
    <style:style style:name="T94" style:parent-style-name="Основнойшрифтабзаца" style:family="text">
      <style:text-properties fo:font-weight="normal" style:font-weight-asian="normal" style:font-weight-complex="normal"/>
    </style:style>
    <style:style style:name="T95" style:parent-style-name="Основнойшрифтабзаца" style:family="text">
      <style:text-properties style:font-name-asian="Microsoft YaHei" fo:font-weight="normal" style:font-weight-asian="normal" style:font-weight-complex="normal"/>
    </style:style>
    <style:style style:name="T96" style:parent-style-name="Основнойшрифтабзаца" style:family="text">
      <style:text-properties style:font-name-asian="Microsoft YaHei" fo:font-weight="normal" style:font-weight-asian="normal" style:font-weight-complex="normal"/>
    </style:style>
    <style:style style:name="T97" style:parent-style-name="Основнойшрифтабзаца" style:family="text">
      <style:text-properties fo:font-weight="normal" style:font-weight-asian="normal" style:font-weight-complex="normal"/>
    </style:style>
    <style:style style:name="P98" style:parent-style-name="Заголовок3" style:family="paragraph">
      <style:text-properties fo:font-weight="normal" style:font-weight-asian="normal" style:font-weight-complex="normal"/>
    </style:style>
    <style:style style:name="P99" style:parent-style-name="Заголовок3" style:family="paragraph">
      <style:text-properties fo:font-weight="normal" style:font-weight-asian="normal" style:font-weight-complex="normal"/>
    </style:style>
    <style:style style:name="P100" style:parent-style-name="Заголовок3" style:family="paragraph">
      <style:text-properties fo:font-weight="normal" style:font-weight-asian="normal" style:font-weight-complex="normal"/>
    </style:style>
    <style:style style:name="P101" style:parent-style-name="Заголовок3" style:family="paragraph">
      <style:text-properties fo:font-weight="normal" style:font-weight-asian="normal" style:font-weight-complex="normal"/>
    </style:style>
    <style:style style:name="T102" style:parent-style-name="Основнойшрифтабзаца" style:family="text">
      <style:text-properties fo:font-weight="normal" style:font-weight-asian="normal" style:font-weight-complex="normal"/>
    </style:style>
    <style:style style:name="T103" style:parent-style-name="Основнойшрифтабзаца" style:family="text">
      <style:text-properties style:font-name-asian="Microsoft YaHei" style:font-name-complex="Arial" fo:font-weight="normal" style:font-weight-asian="normal" style:font-weight-complex="normal" fo:font-size="14pt" style:font-size-asian="14pt"/>
    </style:style>
    <style:style style:name="P104" style:parent-style-name="Заголовок3" style:family="paragraph">
      <style:text-properties fo:font-weight="normal" style:font-weight-asian="normal" style:font-weight-complex="normal"/>
    </style:style>
    <style:style style:name="P105" style:parent-style-name="Заголовок3" style:family="paragraph">
      <style:text-properties fo:font-weight="normal" style:font-weight-asian="normal" style:font-weight-complex="normal"/>
    </style:style>
    <style:style style:name="P106" style:parent-style-name="Заголовок3" style:family="paragraph">
      <style:text-properties fo:font-weight="normal" style:font-weight-asian="normal" style:font-weight-complex="normal"/>
    </style:style>
  </office:automatic-styles>
  <office:body>
    <office:text text:use-soft-page-breaks="true">
      <text:p text:style-name="P1"><text:bookmark-start text:name="__RefHeading___Toc828_999031852"/>МИНИСТЕРСТВО ОБРАЗОВАНИЯ И НАУКИ РОССИЙСКОЙ ФЕДЕРАЦИИ ФЕДЕРАЛЬНОЕ ГОСУДАРСТВЕННОЕ БЮДЖЕТНОЕ ОБРАЗОВАТЕЛЬНОЕ УЧРЕЖДЕНИЕ ВЫСШЕГО ОБРАЗОВАНИЯ «ВОРОНЕЖСКИЙ ГОСУДАРСТВЕННЫЙ УНИВЕРСИТЕТ» (ФГБОУ ВО «ВГУ»)<text:bookmark-end text:name="__RefHeading___Toc828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bookmark-start text:name="__RefHeading___Toc838_999031852"/>Техническое задание<text:bookmark-end text:name="__RefHeading___Toc838_999031852"/></text:p>
      <text:p text:style-name="Standard"><text:bookmark-start text:name="__RefHeading___Toc836_999031852"/><text:span text:style-name="T3">Разработка веб приложения «</text:span><text:span text:style-name="T4">Shapeshifter</text:span><text:span text:style-name="T5">»</text:span><text:bookmark-end text:name="__RefHeading___Toc836_99903185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bookmark-start text:name="__RefHeading___Toc834_999031852"/>Заказчик:<text:tab/><text:tab/><text:tab/><text:tab/><text:tab/><text:span text:style-name="T7"><text:tab/></text:span><text:span text:style-name="T8"><text:tab/></text:span><text:s text:c="2"/>старший преподаватель Тарасов В.С.<text:bookmark-end text:name="__RefHeading___Toc834_999031852"/></text:p>
      <text:p text:style-name="P9"><text:bookmark-start text:name="__RefHeading___Toc832_999031852"/>Исполнитель<text:tab/><text:tab/><text:tab/><text:tab/><text:tab/><text:tab/><text:tab/><text:span text:style-name="T10"><text:tab/></text:span><text:span text:style-name="T11"><text:tab/></text:span><text:s text:c="5"/><text:bookmark-end text:name="__RefHeading___Toc832_999031852"/>Тимофеев Д. И</text:p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_RefHeading___Toc830_999031852"/>Воронеж, 2022<text:bookmark-end text:name="__RefHeading___Toc830_999031852"/></text:p>
      <text:table-of-content text:name="_TOC0">
        <text:table-of-content-source text:outline-level="2" text:use-outline-level="true" text:use-index-marks="true" text:use-index-source-styles="tru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Заголовок1"/>
          </text:index-source-styles>
          <text:index-source-styles text:outline-level="2">
            <text:index-source-style text:style-name="Заголовок2"/>
          </text:index-source-styles>
        </text:table-of-content-source>
        <text:index-body>
          <text:p text:style-name="P13">Оглавление</text:p>
          <text:p text:style-name="Contents1"><text:a xlink:href="#__RefHeading___Toc872_1689325553" office:target-frame-name="_top" xlink:show="replace">1. <text:s/>Понятия и термины<text:tab/>2</text:a></text:p>
          <text:p text:style-name="Contents1"><text:a xlink:href="#__RefHeading___Toc944_999031852" office:target-frame-name="_top" xlink:show="replace">2. <text:s/>Общие сведения<text:tab/>2</text:a></text:p>
          <text:p text:style-name="Contents2"><text:a xlink:href="#__RefHeading___Toc1350_999031852" office:target-frame-name="_top" xlink:show="replace">2.1. <text:s/>Наименование Заказчика<text:tab/>2</text:a></text:p>
          <text:p text:style-name="Contents2"><text:a xlink:href="#__RefHeading___Toc1028_999031852" office:target-frame-name="_top" xlink:show="replace">2.2. <text:s/>Наименование Исполнителя<text:tab/>2</text:a></text:p>
          <text:p text:style-name="Contents2"><text:a xlink:href="#__RefHeading___Toc1026_999031852" office:target-frame-name="_top" xlink:show="replace">2.3. <text:s/>Основание для разработки<text:tab/>2</text:a></text:p>
          <text:p text:style-name="Contents2"><text:a xlink:href="#__RefHeading___Toc1024_999031852" office:target-frame-name="_top" xlink:show="replace">2.4. <text:s/>Плановые сроки начала и окончания работ<text:tab/>2</text:a></text:p>
          <text:p text:style-name="Contents1"><text:a xlink:href="#__RefHeading___Toc1020_999031852" office:target-frame-name="_top" xlink:show="replace">3. <text:s/>Общие положения<text:tab/>3</text:a></text:p>
          <text:p text:style-name="Contents2"><text:a xlink:href="#__RefHeading___Toc1018_999031852" office:target-frame-name="_top" xlink:show="replace">3.1. <text:s/>Назначение документа<text:tab/>3</text:a></text:p>
          <text:p text:style-name="Contents1"><text:a xlink:href="#__RefHeading___Toc874_1689325553" office:target-frame-name="_top" xlink:show="replace">4. <text:s/>Цели создания Системы<text:tab/>3</text:a></text:p>
          <text:p text:style-name="Contents1"><text:a xlink:href="#__RefHeading___Toc996_999031852" office:target-frame-name="_top" xlink:show="replace">5. <text:s/>Требования к Системе<text:tab/>3</text:a></text:p>
          <text:p text:style-name="Contents2"><text:a xlink:href="#__RefHeading___Toc994_999031852" office:target-frame-name="_top" xlink:show="replace">5.1. <text:s/>Основные функциональные требования Системы<text:tab/>3</text:a></text:p>
          <text:p text:style-name="Contents2"><text:a xlink:href="#__RefHeading___Toc970_999031852" office:target-frame-name="_top" xlink:show="replace">5.2. <text:s/>Основные нефункциональные требования Системы<text:tab/>4</text:a></text:p>
          <text:p text:style-name="Contents2"><text:a xlink:href="#__RefHeading___Toc952_999031852" office:target-frame-name="_top" xlink:show="replace">5.3. <text:s/>Требования к пользовательскому интерфейсу<text:tab/>4</text:a></text:p>
          <text:p text:style-name="Contents1"><text:a xlink:href="#__RefHeading___Toc950_999031852" office:target-frame-name="_top" xlink:show="replace">6. <text:s/>Варианты использования<text:tab/>4</text:a></text:p>
          <text:p text:style-name="Contents2"><text:a xlink:href="#__RefHeading___Toc948_999031852" office:target-frame-name="_top" xlink:show="replace">6.1. <text:s/>Регистрация<text:tab/>4</text:a></text:p>
          <text:p text:style-name="Contents2"><text:a xlink:href="#__RefHeading___Toc876_1689325553" office:target-frame-name="_top" xlink:show="replace">6.2. <text:s/>Авторизация<text:tab/>5</text:a></text:p>
          <text:p text:style-name="Contents2"><text:a xlink:href="#__RefHeading___Toc878_1689325553" office:target-frame-name="_top" xlink:show="replace">6.3. <text:s/>Добавление изображения<text:tab/>5</text:a></text:p>
          <text:p text:style-name="Contents2"><text:a xlink:href="#__RefHeading___Toc665_1799767573" office:target-frame-name="_top" xlink:show="replace">6.4. <text:s/>Удаление изображения<text:tab/>5</text:a></text:p>
          <text:p text:style-name="Contents2"><text:a xlink:href="#__RefHeading___Toc885_1689325553" office:target-frame-name="_top" xlink:show="replace">6.5. <text:s/>Обработка изображения<text:tab/>5</text:a></text:p>
          <text:p text:style-name="Contents2"><text:a xlink:href="#__RefHeading___Toc880_1689325553" office:target-frame-name="_top" xlink:show="replace">6.6. <text:s/>Просмотр Ленты<text:tab/>5</text:a></text:p>
          <text:p text:style-name="Contents2"><text:a xlink:href="#__RefHeading___Toc882_1689325553" office:target-frame-name="_top" xlink:show="replace">6.7. <text:s/>Просмотр информации об изображении<text:tab/>5</text:a></text:p>
          <text:p text:style-name="Contents2"><text:a xlink:href="#__RefHeading___Toc667_1799767573" office:target-frame-name="_top" xlink:show="replace">6.8. <text:s/>Просмотр личного кабинета<text:tab/>5</text:a></text:p>
          <text:p text:style-name="Contents2"><text:a xlink:href="#__RefHeading___Toc669_1799767573" office:target-frame-name="_top" xlink:show="replace">6.9. <text:s/>Просмотр списка пользователей администратором<text:tab/>6</text:a></text:p>
          <text:p text:style-name="Contents1"><text:a xlink:href="#__RefHeading___Toc946_999031852" office:target-frame-name="_top" xlink:show="replace">7. <text:s/>Порядок контроля и приемки<text:tab/>6</text:a></text:p>
        </text:index-body>
      </text:table-of-content>
      <text:p text:style-name="Заголовок"/>
      <text:h text:style-name="Заголовок1" text:outline-level="1"><text:bookmark-start text:name="__RefHeading___Toc872_1689325553"/>Понятия и термины<text:bookmark-end text:name="__RefHeading___Toc872_1689325553"/></text:h>
      <text:p text:style-name="Textbody">БД — база данных.</text:p>
      <text:p text:style-name="Textbody">Изображение-источник — необработанный вариант добавленного в приложение изображения.</text:p>
      <text:p text:style-name="Textbody">Лента — подвижная часть пользовательского интерфейса с изображениями, упорядоченными по какому-то признаку.</text:p>
      <text:p text:style-name="Textbody">Неавторизованный пользователь — человек, который может авторизоваться на сайте, если был зарегистрирован ранее, иначе зарегистрироваться на нем.</text:p>
      <text:p text:style-name="Textbody">Пользователь — человек, прошедший регистрацию, который может пользоваться основными клиентскими возможностями сайта.</text:p>
      <text:p text:style-name="Textbody">Система — веб приложение «Shapes<text:span text:style-name="T14">hifter</text:span>», требования к которому указаны в данном документе.</text:p>
      <text:p text:style-name="Textbody">Техрайтер — лицо, непосредственно выполняющие написание содержательной части документации.</text:p>
      <text:h text:style-name="Заголовок1" text:outline-level="1"><text:bookmark-start text:name="__RefHeading___Toc944_999031852"/><text:soft-page-break/>Общие сведения<text:bookmark-end text:name="__RefHeading___Toc944_999031852"/></text:h>
      <text:h text:style-name="Заголовок2" text:outline-level="2"><text:bookmark-start text:name="__RefHeading___Toc1350_999031852"/>Наименование Заказчика<text:bookmark-end text:name="__RefHeading___Toc1350_999031852"/></text:h>
      <text:p text:style-name="Textbody">Старший преподаватель Тарасов Вячеслав Сергеевич, кафедра программирования и информационных технологий.</text:p>
      <text:h text:style-name="Заголовок2" text:outline-level="2"><text:bookmark-start text:name="__RefHeading___Toc1028_999031852"/>Наименование Исполнителя<text:bookmark-end text:name="__RefHeading___Toc1028_999031852"/></text:h>
      <text:p text:style-name="Textbody">Студент<text:s/>Тимофеев Данила Игоревич, кафедра информационных систем и технологий.</text:p>
      <text:h text:style-name="Заголовок2" text:outline-level="2"><text:bookmark-start text:name="__RefHeading___Toc1026_999031852"/>Основание для разработки<text:bookmark-end text:name="__RefHeading___Toc1026_999031852"/></text:h>
      <text:p text:style-name="Textbody">Необходимость заказчика в наличии приложения, позволяющего обрабатывать изображения и просматривать ленту по дате.</text:p>
      <text:h text:style-name="Заголовок2" text:outline-level="2"><text:bookmark-start text:name="__RefHeading___Toc1024_999031852"/>Плановые сроки начала и окончания работ<text:bookmark-end text:name="__RefHeading___Toc1024_999031852"/></text:h>
      <text:p text:style-name="Textbody">Плановый срок начала работ — март 2022.</text:p>
      <text:p text:style-name="Textbody">Плановый срок окончания работ — май 2022.</text:p>
      <text:h text:style-name="Заголовок1" text:outline-level="1"><text:bookmark-start text:name="__RefHeading___Toc1020_999031852"/>Общие положения<text:bookmark-end text:name="__RefHeading___Toc1020_999031852"/></text:h>
      <text:h text:style-name="Заголовок2" text:outline-level="2"><text:bookmark-start text:name="__RefHeading___Toc1018_999031852"/>Назначение документа<text:bookmark-end text:name="__RefHeading___Toc1018_999031852"/></text:h>
      <text:p text:style-name="Textbody">В настоящем документе приводится полный набор требований к Системе, необходимых для реализации.</text:p>
      <text:p text:style-name="Textbody">Подпись Заказчика и Исполнителя на настоящем документе подтверждает их согласие с нижеследующими фактами и условиями:</text:p>
      <text:h text:style-name="P15" text:outline-level="3">При реализации необходимо выполнить работы в объеме, указанном в настоящем Техническом задании.</text:h>
      <text:h text:style-name="P16" text:outline-level="3">Все неоднозначности, выявленные в настоящем Техническом задании после его подписания, подлежат двухстороннему соглашению между сторонами.</text:h>
      <text:h text:style-name="Заголовок1" text:outline-level="1"><text:bookmark-start text:name="__RefHeading___Toc874_1689325553"/>Цели создания Системы<text:bookmark-end text:name="__RefHeading___Toc874_1689325553"/></text:h>
      <text:h text:style-name="Заголовок3" text:outline-level="3"><text:span text:style-name="T17">С точки зрения<text:s/></text:span><text:span text:style-name="T18">Заказчика</text:span><text:span text:style-name="T19">:</text:span></text:h>
      <text:h text:style-name="P20" text:outline-level="4">Получение готового приложения в соответствии с Техническим заданием.</text:h>
      <text:h text:style-name="Заголовок3" text:outline-level="3"><text:span text:style-name="T21">С точки зрения<text:s/></text:span><text:span text:style-name="T22">Исполнителя:</text:span></text:h>
      <text:h text:style-name="P23" text:outline-level="4">Получение опыта и знаний в разработке мобильных приложений и оформлении документации.</text:h>
      <text:h text:style-name="Заголовок4" text:outline-level="4"><text:span text:style-name="T24">Формирование</text:span><text:span text:style-name="T25"><text:s/>клиентской базы для оказания<text:s/></text:span><text:span text:style-name="T26">дальнейших</text:span><text:span text:style-name="T27"><text:s/>услуг.</text:span></text:h>
      <text:h text:style-name="Заголовок3" text:outline-level="3"><text:span text:style-name="T28">С точки зрения<text:s/></text:span><text:span text:style-name="T29">Пользователя</text:span><text:span text:style-name="T30">:</text:span></text:h>
      <text:soft-page-break/>
      <text:h text:style-name="Заголовок4" text:outline-level="4"><text:span text:style-name="T31">Получение возможности обрабатывать<text:s/></text:span><text:span text:style-name="T32">изображения</text:span><text:span text:style-name="T33"><text:s/>и делиться ими с другими Пользователями.</text:span></text:h>
      <text:h text:style-name="Заголовок1" text:outline-level="1"><text:bookmark-start text:name="__RefHeading___Toc996_999031852"/>Требования к С<text:span text:style-name="T34">истеме</text:span><text:bookmark-end text:name="__RefHeading___Toc996_999031852"/></text:h>
      <text:h text:style-name="P35" text:outline-level="2"><text:bookmark-start text:name="__RefHeading___Toc994_999031852"/>Основные функциональные требования Системы<text:bookmark-end text:name="__RefHeading___Toc994_999031852"/></text:h>
      <text:h text:style-name="P36" text:outline-level="3">Регистрация и авторизация пользователей.</text:h>
      <text:h text:style-name="P37" text:outline-level="3">Разделение пользователей по ролям:</text:h>
      <text:h text:style-name="P38" text:outline-level="4">Незарегистрированные пользователи, имеющие ограниченный доступ к функционалу Системы.</text:h>
      <text:h text:style-name="P39" text:outline-level="4">Пользователи, прошедшие регистрацию и имеющие полный доступ к функционалу Системы.</text:h>
      <text:h text:style-name="P40" text:outline-level="4">Администраторы, имеющие помимо обычных прав Пользователя возможность просматривать приватные изображения и удалять изображения других пользователей.</text:h>
      <text:h text:style-name="P41" text:outline-level="3">Добавление и удаление изображений.</text:h>
      <text:h text:style-name="P42" text:outline-level="3">Обработка изображений.</text:h>
      <text:h text:style-name="Заголовок3" text:outline-level="3"><text:span text:style-name="T43">Просмотр<text:s/></text:span><text:span text:style-name="T44">информации об</text:span><text:span text:style-name="T45"><text:s/>изображении.</text:span></text:h>
      <text:h text:style-name="P46" text:outline-level="3">Формирование ленты по дате.</text:h>
      <text:h text:style-name="P47" text:outline-level="3">Формирование ленты добавленных изображений в личном кабинете.</text:h>
      <text:h text:style-name="Заголовок2" text:outline-level="2"><text:bookmark-start text:name="__RefHeading___Toc970_999031852"/>Основные нефункциональные требования Системы<text:bookmark-end text:name="__RefHeading___Toc970_999031852"/></text:h>
      <text:h text:style-name="Заголовок3" text:outline-level="3"><text:span text:style-name="T48">Поддержка<text:s/></text:span><text:span text:style-name="T49">основных распространенных браузеров</text:span><text:span text:style-name="T50">:</text:span></text:h>
      <text:h text:style-name="Заголовок4" text:outline-level="4"><text:span text:style-name="T51">Система должна поддерживаться<text:s/></text:span><text:span text:style-name="T52">в браузерах<text:s/></text:span><text:span text:style-name="T53">Chrome</text:span><text:span text:style-name="T54"><text:s/>и<text:s/></text:span><text:span text:style-name="T55">FireFox</text:span><text:span text:style-name="T56">.</text:span></text:h>
      <text:h text:style-name="Заголовок3" text:outline-level="3"><text:span text:style-name="T57">Б</text:span><text:span text:style-name="T58">езопасность:</text:span></text:h>
      <text:h text:style-name="Заголовок4" text:outline-level="4"><text:span text:style-name="T59">Система не должна позволять Неавторизованным пользователям<text:s/></text:span><text:span text:style-name="T60">получать доступ к сценариям, доступным лишь Пользователям.</text:span></text:h>
      <text:h text:style-name="P61" text:outline-level="3">Численность и квалификация персонала:</text:h>
      <text:h text:style-name="Заголовок4" text:outline-level="4"><text:span text:style-name="T62">Команда состоит из трех человек, между которыми распределены<text:s/></text:span><text:span text:style-name="T63">задачи</text:span><text:span text:style-name="T64"><text:s/></text:span><text:span text:style-name="T65">разработчика</text:span><text:span text:style-name="T66">, техрайтера и тестировщика.</text:span></text:h>
      <text:h text:style-name="Заголовок3" text:outline-level="3"><text:span text:style-name="T67">Надежность Системы</text:span><text:span text:style-name="T68">:</text:span></text:h>
      <text:h text:style-name="Заголовок4" text:outline-level="4"><text:span text:style-name="T69">При возникновении ошибки<text:s/></text:span><text:span text:style-name="T70">в программе,</text:span><text:span text:style-name="T71"><text:s/>пользователь должен получить соответствующее сообщение.</text:span></text:h>
      <text:h text:style-name="P72" text:outline-level="4">Ошибки и сбои не должны приводить к повреждению данных и работоспособности Системы в целом.</text:h>
      <text:h text:style-name="Заголовок2" text:outline-level="2"><text:bookmark-start text:name="__RefHeading___Toc952_999031852"/>Требования к пользовательскому интерфейсу<text:bookmark-end text:name="__RefHeading___Toc952_999031852"/></text:h>
      <text:h text:style-name="P73" text:outline-level="3">Возможность перехода на все основные экраны приложения с главного экрана.</text:h>
      <text:h text:style-name="P74" text:outline-level="3">Оформление пользовательского интерфейса в едином стиле.</text:h>
      <text:h text:style-name="Заголовок1" text:outline-level="1"><text:bookmark-start text:name="__RefHeading___Toc950_999031852"/>Варианты использования<text:bookmark-end text:name="__RefHeading___Toc950_999031852"/></text:h>
      <text:h text:style-name="P75" text:outline-level="2"><text:bookmark-start text:name="__RefHeading___Toc948_999031852"/><text:soft-page-break/>Регистрация<text:bookmark-end text:name="__RefHeading___Toc948_999031852"/></text:h>
      <text:h text:style-name="P76" text:outline-level="3">Заполнение необходимых для регистрации полей.</text:h>
      <text:h text:style-name="P77" text:outline-level="3">Получение сообщения о некорректности введенных данных, если:</text:h>
      <text:h text:style-name="P78" text:outline-level="4">Введенный логин уже занят.</text:h>
      <text:h text:style-name="P79" text:outline-level="4">Введенные пароли не совпадают.</text:h>
      <text:h text:style-name="P80" text:outline-level="3">Создание новых данных входа для пользователя, при вводе корректных данных.</text:h>
      <text:h text:style-name="Заголовок2" text:outline-level="2"><text:bookmark-start text:name="__RefHeading___Toc876_1689325553"/>Авторизация<text:bookmark-end text:name="__RefHeading___Toc876_1689325553"/></text:h>
      <text:h text:style-name="Заголовок3" text:outline-level="3"><text:span text:style-name="T81">Заполнение необходимых для<text:s/></text:span><text:span text:style-name="T82">авторизации</text:span><text:span text:style-name="T83"><text:s/>полей.</text:span></text:h>
      <text:h text:style-name="P84" text:outline-level="3">Получение сообщения о некорректности введенных данных, если:</text:h>
      <text:h text:style-name="Заголовок4" text:outline-level="4"><text:span text:style-name="T85">Введенный логин<text:s/></text:span><text:span text:style-name="T86">не содержится в БД пользователей</text:span><text:span text:style-name="T87">.</text:span></text:h>
      <text:h text:style-name="Заголовок4" text:outline-level="4"><text:span text:style-name="T88">Введенный парол</text:span><text:span text:style-name="T89">ь неверен</text:span><text:span text:style-name="T90">.</text:span></text:h>
      <text:h text:style-name="P91" text:outline-level="3">Завершение регистрации и получение доступа к полноценному функционалу сайта.</text:h>
      <text:h text:style-name="Заголовок2" text:outline-level="2"><text:bookmark-start text:name="__RefHeading___Toc878_1689325553"/>Добавление изображения<text:bookmark-end text:name="__RefHeading___Toc878_1689325553"/></text:h>
      <text:h text:style-name="P92" text:outline-level="3">Добавление изображения с устройства Пользователя.</text:h>
      <text:h text:style-name="Заголовок3" text:outline-level="3"><text:span text:style-name="T93">Включение</text:span><text:span text:style-name="T94"><text:s/>приватного доступа для загруженного изображения.</text:span></text:h>
      <text:h text:style-name="Заголовок2" text:outline-level="2"><text:bookmark-start text:name="__RefHeading___Toc665_1799767573"/>Удаление изображения<text:bookmark-end text:name="__RefHeading___Toc665_1799767573"/></text:h>
      <text:h text:style-name="Заголовок3" text:outline-level="3"><text:span text:style-name="T95">Удаление пользователем загруженного им изображения.</text:span></text:h>
      <text:h text:style-name="Заголовок3" text:outline-level="3"><text:span text:style-name="T96">Удаление администратором</text:span><text:span text:style-name="T97"><text:s/>любого изображения.</text:span></text:h>
      <text:h text:style-name="Заголовок2" text:outline-level="2"><text:bookmark-start text:name="__RefHeading___Toc885_1689325553"/>Обработка изображения<text:bookmark-end text:name="__RefHeading___Toc885_1689325553"/></text:h>
      <text:h text:style-name="P98" text:outline-level="3">Возможность обработки загруженных данным Пользователем Изображений-источников или Изображений-источников других Пользователей с публичным доступом.</text:h>
      <text:h text:style-name="Заголовок2" text:outline-level="2"><text:bookmark-start text:name="__RefHeading___Toc880_1689325553"/>Просмотр Ленты<text:bookmark-end text:name="__RefHeading___Toc880_1689325553"/></text:h>
      <text:h text:style-name="P99" text:outline-level="3">Просмотр Ленты по дате публичных обработанных изображений с ограничениями для Незарегистрированного пользователя.</text:h>
      <text:h text:style-name="P100" text:outline-level="3">Просмотр Ленты по дате публичных обработанных изображений без ограничений для Пользователя и администратора.</text:h>
      <text:h text:style-name="P101" text:outline-level="3">Возможность перехода к странице информации об изображении для Пользователя и администратора.</text:h>
      <text:h text:style-name="Заголовок2" text:outline-level="2"><text:bookmark-start text:name="__RefHeading___Toc882_1689325553"/>Просмотр информации об изображении<text:bookmark-end text:name="__RefHeading___Toc882_1689325553"/></text:h>
      <text:h text:style-name="Заголовок3" text:outline-level="3"><text:span text:style-name="T102">Вывод Изображения-источника и даты создания</text:span><text:span text:style-name="T103"><text:s/>этого изображения.</text:span></text:h>
      <text:h text:style-name="Заголовок2" text:outline-level="2"><text:bookmark-start text:name="__RefHeading___Toc667_1799767573"/>Просмотр личного кабинета<text:bookmark-end text:name="__RefHeading___Toc667_1799767573"/></text:h>
      <text:h text:style-name="P104" text:outline-level="3">Вывод информации о Пользователе.</text:h>
      <text:soft-page-break/>
      <text:h text:style-name="P105" text:outline-level="3">Формирование Ленты добавленных Пользователем Изображений-источников.</text:h>
      <text:h text:style-name="Заголовок2" text:outline-level="2"><text:bookmark-start text:name="__RefHeading___Toc669_1799767573"/>Просмотр списка пользователей администратором<text:bookmark-end text:name="__RefHeading___Toc669_1799767573"/></text:h>
      <text:h text:style-name="P106" text:outline-level="3">Просмотр администратором список всех зарегистрированных пользователей.</text:h>
      <text:h text:style-name="Заголовок1" text:outline-level="1"><text:bookmark-start text:name="__RefHeading___Toc946_999031852"/>Порядок контроля и приемки<text:bookmark-end text:name="__RefHeading___Toc946_999031852"/></text:h>
      <text:p text:style-name="Textbody"><text:bookmark-start text:name="__RefHeading___Toc1032_999031852"/>Сдача-приемка работ производится поэтапно, в соответствии с рабочей программой и календарным планом.<text:bookmark-end text:name="__RefHeading___Toc1032_999031852"/></text:p>
      <text:p text:style-name="Textbody">Заказчик принимает разработанный продукт в соответствии с Техническим заданием.</text:p>
      <text:p text:style-name="Textbody">Все создаваемые в рамках настоящей работы программные изделия передаются Заказчику, как в виде готовых модулей, так и в виде исходных кодов, представляемых в электронной форме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keep-with-next="auto" fo:widows="0" fo:orphans="0" fo:text-align="start" fo:margin-top="0.1576in" fo:margin-bottom="0.0784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.1388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keep-with-next="auto" fo:widows="0" fo:orphans="0" fo:text-align="justify" fo:margin-top="0.0395in" fo:margin-bottom="0.0395in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text-align="justify" fo:margin-top="0.0395in" fo:margin-bottom="0.0395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 " style:num-format="1" text:display-levels="2">
        <style:list-level-properties text:space-before="0.2361in" text:min-label-width="0in" text:list-level-position-and-space-mode="label-alignment">
          <style:list-level-label-alignment text:label-followed-by="listtab" fo:margin-left="0.2361in" fo:text-indent="0in"/>
        </style:list-level-properties>
      </text:list-level-style-number>
      <text:list-level-style-number text:level="3" style:num-suffix=". " style:num-format="1" text:display-levels="3">
        <style:list-level-properties text:space-before="0.4722in" text:min-label-width="0in" text:list-level-position-and-space-mode="label-alignment">
          <style:list-level-label-alignment text:label-followed-by="listtab" fo:margin-left="0.4722in" fo:text-indent="0in"/>
        </style:list-level-properties>
      </text:list-level-style-number>
      <text:list-level-style-number text:level="4" style:num-suffix=". " style:num-format="1" text:display-levels="4">
        <style:list-level-properties text:space-before="0.7083in" text:min-label-width="0in" text:list-level-position-and-space-mode="label-alignment">
          <style:list-level-label-alignment text:label-followed-by="listtab" fo:margin-left="0.7083in" fo:text-indent="0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text-align="center" fo:line-height="115%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784in" fo:margin-left="0.2361in" fo:text-indent="0.2361in">
        <style:tab-stops/>
      </style:paragraph-properties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" style:display-name="Заголовок" style:family="paragraph" style:parent-style-name="Heading" style:next-style-name="Textbody">
      <style:paragraph-properties fo:margin-top="0.0784in" fo:margin-bottom="0.0784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space-before="0.2361in" text:min-label-width="0in" text:list-level-position-and-space-mode="label-alignment">
          <style:list-level-label-alignment text:label-followed-by="listtab" fo:margin-left="0.2361in" fo:text-indent="0in"/>
        </style:list-level-properties>
      </text:outline-level-style>
      <text:outline-level-style text:level="3" style:num-suffix=". " style:num-format="1" text:display-levels="3">
        <style:list-level-properties text:space-before="0.4722in" text:min-label-width="0in" text:list-level-position-and-space-mode="label-alignment">
          <style:list-level-label-alignment text:label-followed-by="listtab" fo:margin-left="0.4722in" fo:text-indent="0in"/>
        </style:list-level-properties>
      </text:outline-level-style>
      <text:outline-level-style text:level="4" style:num-suffix=". " style:num-format="1" text:display-levels="4">
        <style:list-level-properties text:space-before="0.7083in" text:min-label-width="0in" text:list-level-position-and-space-mode="label-alignment">
          <style:list-level-label-alignment text:label-followed-by="listtab" fo:margin-left="0.7083in" fo:text-indent="0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6</text:page-number></text:p>
      </style:footer>
    </style:master-page>
    <style:master-page style:next-style-name="MP0" style:name="MPF0" style:page-layout-name="PL0"/>
    <style:master-page style:name="MP1" style:page-layout-name="PL1">
      <style:footer>
        <text:p text:style-name="Нижнийколонтитул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la Timofeev</dc:creator>
    <meta:creation-date>2022-03-16T17:17:00Z</meta:creation-date>
    <dc:date>2023-02-10T12:25:00Z</dc:date>
    <meta:template xlink:href="Normal.dotm" xlink:type="simple"/>
    <meta:editing-cycles>19</meta:editing-cycles>
    <meta:editing-duration>PT10740S</meta:editing-duration>
    <meta:document-statistic meta:page-count="6" meta:paragraph-count="16" meta:word-count="1203" meta:character-count="8045" meta:row-count="57" meta:non-whitespace-character-count="6858"/>
  </office:meta>
</office:document-meta>
</file>